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9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fo:background-color="#D8D8D8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4" style:family="table-cell" style:parent-style-name="Default" style:data-style-name="N3">
      <style:table-cell-properties fo:border="thin solid #000000" style:vertical-align="automatic" fo:background-color="#D8D8D8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09625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7229166666667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3.86291666666667cm"/>
    </style:style>
    <style:style style:name="co10" style:family="table-column">
      <style:table-column-properties fo:break-before="auto" style:column-width="4.07458333333333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413125cm"/>
    </style:style>
    <style:style style:name="co13" style:family="table-column">
      <style:table-column-properties fo:break-before="auto" style:column-width="3.2279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3.78354166666667cm"/>
    </style:style>
    <style:style style:name="co16" style:family="table-column">
      <style:table-column-properties fo:break-before="auto" style:column-width="2.963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  <style:map style:condition="is-true-formula(msoxl:AND(NOT(ISBLANK(E5)),ISBLANK(D5)))" style:apply-style-name="cf1" style:base-cell-address="Data_Sheet.D5"/>
    </style:style>
    <style:style style:name="ce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  <style:map style:condition="is-true-formula(msoxl:AND(NOT(ISBLANK(E4)),ISBLANK(D4)))" style:apply-style-name="cf1" style:base-cell-address="Data_Sheet.D4"/>
    </style:style>
    <style:style style:name="ce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  <style:map style:condition="is-true-formula(msoxl:AND(NOT(ISBLANK(D5)),ISBLANK(E5)))" style:apply-style-name="cf1" style:base-cell-address="Data_Sheet.E5"/>
    </style:style>
    <style:style style:name="ce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  <style:map style:condition="is-true-formula(msoxl:AND(NOT(ISBLANK(D4)),ISBLANK(E4)))" style:apply-style-name="cf1" style:base-cell-address="Data_Sheet.E4"/>
    </style:style>
    <style:style style:name="ce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  <style:map style:condition="is-true-formula(msoxl:AND(NOT(ISBLANK(G5)),ISBLANK(F5)))" style:apply-style-name="cf1" style:base-cell-address="Data_Sheet.F5"/>
    </style:style>
    <style:style style:name="ce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  <style:map style:condition="is-true-formula(msoxl:AND(NOT(ISBLANK(G4)),ISBLANK(F4)))" style:apply-style-name="cf1" style:base-cell-address="Data_Sheet.F4"/>
    </style:style>
    <style:style style:name="ce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  <style:map style:condition="is-true-formula(msoxl:AND(NOT(ISBLANK(F5)),ISBLANK(G5)))" style:apply-style-name="cf1" style:base-cell-address="Data_Sheet.G5"/>
    </style:style>
    <style:style style:name="ce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  <style:map style:condition="is-true-formula(msoxl:AND(NOT(ISBLANK(F4)),ISBLANK(G4)))" style:apply-style-name="cf1" style:base-cell-address="Data_Sheet.G4"/>
    </style:style>
    <style:style style:name="ce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  <style:map style:condition="is-true-formula(msoxl:AND(NOT(ISBLANK(I5)),ISBLANK(H5)))" style:apply-style-name="cf1" style:base-cell-address="Data_Sheet.H5"/>
    </style:style>
    <style:style style:name="ce2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  <style:map style:condition="is-true-formula(msoxl:AND(NOT(ISBLANK(I4)),ISBLANK(H4)))" style:apply-style-name="cf1" style:base-cell-address="Data_Sheet.H4"/>
    </style:style>
    <style:style style:name="ce3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  <style:map style:condition="is-true-formula(msoxl:AND(NOT(ISBLANK(H5)),ISBLANK(I5)))" style:apply-style-name="cf1" style:base-cell-address="Data_Sheet.I5"/>
    </style:style>
    <style:style style:name="ce3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  <style:map style:condition="is-true-formula(msoxl:AND(NOT(ISBLANK(H4)),ISBLANK(I4)))" style:apply-style-name="cf1" style:base-cell-address="Data_Sheet.I4"/>
    </style:style>
    <style:style style:name="ce3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  <style:map style:condition="is-true-formula(msoxl:AND(NOT(ISBLANK(K5)),ISBLANK(J5)))" style:apply-style-name="cf1" style:base-cell-address="Data_Sheet.J5"/>
    </style:style>
    <style:style style:name="ce3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  <style:map style:condition="is-true-formula(msoxl:AND(NOT(ISBLANK(K4)),ISBLANK(J4)))" style:apply-style-name="cf1" style:base-cell-address="Data_Sheet.J4"/>
    </style:style>
    <style:style style:name="ce3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  <style:map style:condition="is-true-formula(msoxl:AND(NOT(ISBLANK(J4)),ISBLANK(K4)))" style:apply-style-name="cf1" style:base-cell-address="Data_Sheet.K4"/>
    </style:style>
    <style:style style:name="ce3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  <style:map style:condition="is-true-formula(msoxl:AND(NOT(ISBLANK(J5)),ISBLANK(K5)))" style:apply-style-name="cf1" style:base-cell-address="Data_Sheet.K5"/>
    </style:style>
    <style:style style:name="ce3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  <style:map style:condition="is-true-formula(msoxl:AND(NOT(ISBLANK(I6)),ISBLANK(H6)))" style:apply-style-name="cf1" style:base-cell-address="Data_Sheet.H6"/>
    </style:style>
    <style:style style:name="ce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  <style:map style:condition="is-true-formula(msoxl:AND(NOT(ISBLANK(I7)),ISBLANK(H7)))" style:apply-style-name="cf1" style:base-cell-address="Data_Sheet.H7"/>
    </style:style>
    <style:style style:name="ce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  <style:map style:condition="is-true-formula(msoxl:AND(NOT(ISBLANK(H6)),ISBLANK(I6)))" style:apply-style-name="cf1" style:base-cell-address="Data_Sheet.I6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  <style:map style:condition="is-true-formula(msoxl:AND(NOT(ISBLANK(H7)),ISBLANK(I7)))" style:apply-style-name="cf1" style:base-cell-address="Data_Sheet.I7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  <style:map style:condition="is-true-formula(msoxl:AND(NOT(ISBLANK(K6)),ISBLANK(J6)))" style:apply-style-name="cf1" style:base-cell-address="Data_Sheet.J6"/>
    </style:style>
    <style:style style:name="ce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  <style:map style:condition="is-true-formula(msoxl:AND(NOT(ISBLANK(K7)),ISBLANK(J7)))" style:apply-style-name="cf1" style:base-cell-address="Data_Sheet.J7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  <style:map style:condition="is-true-formula(msoxl:AND(NOT(ISBLANK($A7)),ISBLANK(B7)))" style:apply-style-name="cf1" style:base-cell-address="Data_Sheet.B7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  <style:map style:condition="is-true-formula(msoxl:AND(NOT(ISBLANK($A6)),ISBLANK(B6)))" style:apply-style-name="cf1" style:base-cell-address="Data_Sheet.B6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  <style:map style:condition="is-true-formula(msoxl:AND(NOT(ISBLANK(A6)),ISBLANK(C6)))" style:apply-style-name="cf1" style:base-cell-address="Data_Sheet.C6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  <style:map style:condition="is-true-formula(msoxl:AND(NOT(ISBLANK(A7)),ISBLANK(C7)))" style:apply-style-name="cf1" style:base-cell-address="Data_Sheet.C7"/>
    </style:style>
    <style:style style:name="ce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  <style:map style:condition="is-true-formula(msoxl:AND(NOT(ISBLANK(E6)),ISBLANK(D6)))" style:apply-style-name="cf1" style:base-cell-address="Data_Sheet.D6"/>
    </style:style>
    <style:style style:name="ce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  <style:map style:condition="is-true-formula(msoxl:AND(NOT(ISBLANK(E7)),ISBLANK(D7)))" style:apply-style-name="cf1" style:base-cell-address="Data_Sheet.D7"/>
    </style:style>
    <style:style style:name="ce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7)),ISBLANK(E7)))" style:apply-style-name="cf1" style:base-cell-address="Data_Sheet.E7"/>
      <style:map style:condition="is-true-formula(msoxl:AND(NOT(ISBLANK(D6)),ISBLANK(E6)))" style:apply-style-name="cf1" style:base-cell-address="Data_Sheet.E6"/>
    </style:style>
    <style:style style:name="ce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  <style:map style:condition="is-true-formula(msoxl:AND(NOT(ISBLANK(D6)),ISBLANK(E6)))" style:apply-style-name="cf1" style:base-cell-address="Data_Sheet.E6"/>
    </style:style>
    <style:style style:name="ce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  <style:map style:condition="is-true-formula(msoxl:AND(NOT(ISBLANK(G7)),ISBLANK(F7)))" style:apply-style-name="cf1" style:base-cell-address="Data_Sheet.F7"/>
    </style:style>
    <style:style style:name="ce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  <style:map style:condition="is-true-formula(msoxl:AND(NOT(ISBLANK(G6)),ISBLANK(F6)))" style:apply-style-name="cf1" style:base-cell-address="Data_Sheet.F6"/>
    </style:style>
    <style:style style:name="ce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  <style:map style:condition="is-true-formula(msoxl:AND(NOT(ISBLANK(F6)),ISBLANK(G6)))" style:apply-style-name="cf1" style:base-cell-address="Data_Sheet.G6"/>
    </style:style>
    <style:style style:name="ce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  <style:map style:condition="is-true-formula(msoxl:AND(NOT(ISBLANK(F7)),ISBLANK(G7)))" style:apply-style-name="cf1" style:base-cell-address="Data_Sheet.G7"/>
    </style:style>
    <style:style style:name="ce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  <style:map style:condition="is-true-formula(msoxl:AND(NOT(ISBLANK(K9)),ISBLANK(J9)))" style:apply-style-name="cf1" style:base-cell-address="Data_Sheet.J9"/>
    </style:style>
    <style:style style:name="ce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  <style:map style:condition="is-true-formula(msoxl:AND(NOT(ISBLANK(K8)),ISBLANK(J8)))" style:apply-style-name="cf1" style:base-cell-address="Data_Sheet.J8"/>
    </style:style>
    <style:style style:name="ce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L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  <style:map style:condition="is-true-formula(msoxl:AND(NOT(ISBLANK(J8)),ISBLANK(K8)))" style:apply-style-name="cf1" style:base-cell-address="Data_Sheet.K8"/>
    </style:style>
    <style:style style:name="ce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  <style:map style:condition="is-true-formula(msoxl:AND(NOT(ISBLANK(J9)),ISBLANK(K9)))" style:apply-style-name="cf1" style:base-cell-address="Data_Sheet.K9"/>
    </style:style>
    <style:style style:name="ce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  <style:map style:condition="is-true-formula(msoxl:AND(NOT(ISBLANK(M8)),ISBLANK(L8)))" style:apply-style-name="cf1" style:base-cell-address="Data_Sheet.L8"/>
    </style:style>
    <style:style style:name="ce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  <style:map style:condition="is-true-formula(msoxl:AND(NOT(ISBLANK(M9)),ISBLANK(L9)))" style:apply-style-name="cf1" style:base-cell-address="Data_Sheet.L9"/>
    </style:style>
    <style:style style:name="ce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  <style:map style:condition="is-true-formula(msoxl:AND(NOT(ISBLANK(K11)),ISBLANK(J11)))" style:apply-style-name="cf1" style:base-cell-address="Data_Sheet.J11"/>
    </style:style>
    <style:style style:name="ce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  <style:map style:condition="is-true-formula(msoxl:AND(NOT(ISBLANK(K10)),ISBLANK(J10)))" style:apply-style-name="cf1" style:base-cell-address="Data_Sheet.J10"/>
    </style:style>
    <style:style style:name="ce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  <style:map style:condition="is-true-formula(msoxl:AND(NOT(ISBLANK(J10)),ISBLANK(K10)))" style:apply-style-name="cf1" style:base-cell-address="Data_Sheet.K10"/>
    </style:style>
    <style:style style:name="ce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  <style:map style:condition="is-true-formula(msoxl:AND(NOT(ISBLANK(J11)),ISBLANK(K11)))" style:apply-style-name="cf1" style:base-cell-address="Data_Sheet.K11"/>
    </style:style>
    <style:style style:name="ce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  <style:map style:condition="is-true-formula(msoxl:AND(NOT(ISBLANK(M10)),ISBLANK(L10)))" style:apply-style-name="cf1" style:base-cell-address="Data_Sheet.L10"/>
    </style:style>
    <style:style style:name="ce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  <style:map style:condition="is-true-formula(msoxl:AND(NOT(ISBLANK(M11)),ISBLANK(L11)))" style:apply-style-name="cf1" style:base-cell-address="Data_Sheet.L11"/>
    </style:style>
    <style:style style:name="ce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  <style:map style:condition="is-true-formula(msoxl:AND(NOT(ISBLANK(L10)),ISBLANK(M10)))" style:apply-style-name="cf1" style:base-cell-address="Data_Sheet.M10"/>
    </style:style>
    <style:style style:name="ce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  <style:map style:condition="is-true-formula(msoxl:AND(NOT(ISBLANK(L11)),ISBLANK(M11)))" style:apply-style-name="cf1" style:base-cell-address="Data_Sheet.M11"/>
    </style:style>
    <style:style style:name="ce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  <style:map style:condition="is-true-formula(msoxl:AND(NOT(ISBLANK(J7)),ISBLANK(K7)))" style:apply-style-name="cf1" style:base-cell-address="Data_Sheet.K7"/>
    </style:style>
    <style:style style:name="ce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  <style:map style:condition="is-true-formula(msoxl:AND(NOT(ISBLANK(J6)),ISBLANK(K6)))" style:apply-style-name="cf1" style:base-cell-address="Data_Sheet.K6"/>
    </style:style>
    <style:style style:name="ce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  <style:map style:condition="is-true-formula(msoxl:AND(NOT(ISBLANK(M7)),ISBLANK(L7)))" style:apply-style-name="cf1" style:base-cell-address="Data_Sheet.L7"/>
    </style:style>
    <style:style style:name="ce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  <style:map style:condition="is-true-formula(msoxl:AND(NOT(ISBLANK(M6)),ISBLANK(L6)))" style:apply-style-name="cf1" style:base-cell-address="Data_Sheet.L6"/>
    </style:style>
    <style:style style:name="ce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  <style:map style:condition="is-true-formula(msoxl:AND(NOT(ISBLANK(L6)),ISBLANK(M6)))" style:apply-style-name="cf1" style:base-cell-address="Data_Sheet.M6"/>
    </style:style>
    <style:style style:name="ce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  <style:map style:condition="is-true-formula(msoxl:AND(NOT(ISBLANK(L7)),ISBLANK(M7)))" style:apply-style-name="cf1" style:base-cell-address="Data_Sheet.M7"/>
    </style:style>
    <style:style style:name="ce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  <style:map style:condition="is-true-formula(msoxl:AND(NOT(ISBLANK(M4)),ISBLANK(L4)))" style:apply-style-name="cf1" style:base-cell-address="Data_Sheet.L4"/>
    </style:style>
    <style:style style:name="ce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  <style:map style:condition="is-true-formula(msoxl:AND(NOT(ISBLANK(M5)),ISBLANK(L5)))" style:apply-style-name="cf1" style:base-cell-address="Data_Sheet.L5"/>
    </style:style>
    <style:style style:name="ce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  <style:map style:condition="is-true-formula(msoxl:AND(NOT(ISBLANK(L4)),ISBLANK(M4)))" style:apply-style-name="cf1" style:base-cell-address="Data_Sheet.M4"/>
    </style:style>
    <style:style style:name="ce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  <style:map style:condition="is-true-formula(msoxl:AND(NOT(ISBLANK(L5)),ISBLANK(M5)))" style:apply-style-name="cf1" style:base-cell-address="Data_Sheet.M5"/>
    </style:style>
    <style:style style:name="ce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  <style:map style:condition="is-true-formula(msoxl:AND(NOT(ISBLANK(O4)),ISBLANK(N4)))" style:apply-style-name="cf1" style:base-cell-address="Data_Sheet.N4"/>
    </style:style>
    <style:style style:name="ce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  <style:map style:condition="is-true-formula(msoxl:AND(NOT(ISBLANK(O5)),ISBLANK(N5)))" style:apply-style-name="cf1" style:base-cell-address="Data_Sheet.N5"/>
    </style:style>
    <style:style style:name="ce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  <style:map style:condition="is-true-formula(msoxl:AND(NOT(ISBLANK(N4)),ISBLANK(O4)))" style:apply-style-name="cf1" style:base-cell-address="Data_Sheet.O4"/>
    </style:style>
    <style:style style:name="ce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  <style:map style:condition="is-true-formula(msoxl:AND(NOT(ISBLANK(O7)),ISBLANK(N7)))" style:apply-style-name="cf1" style:base-cell-address="Data_Sheet.N7"/>
    </style:style>
    <style:style style:name="ce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  <style:map style:condition="is-true-formula(msoxl:AND(NOT(ISBLANK(O6)),ISBLANK(N6)))" style:apply-style-name="cf1" style:base-cell-address="Data_Sheet.N6"/>
    </style:style>
    <style:style style:name="ce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  <style:map style:condition="is-true-formula(msoxl:AND(NOT(ISBLANK(N7)),ISBLANK(O7)))" style:apply-style-name="cf1" style:base-cell-address="Data_Sheet.O7"/>
    </style:style>
    <style:style style:name="ce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  <style:map style:condition="is-true-formula(msoxl:AND(NOT(ISBLANK(N6)),ISBLANK(O6)))" style:apply-style-name="cf1" style:base-cell-address="Data_Sheet.O6"/>
    </style:style>
    <style:style style:name="ce8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  <style:map style:condition="is-true-formula(msoxl:AND(NOT(ISBLANK(P6)),ISBLANK(Q6)))" style:apply-style-name="cf1" style:base-cell-address="Data_Sheet.Q6"/>
    </style:style>
    <style:style style:name="ce8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  <style:map style:condition="is-true-formula(msoxl:AND(NOT(ISBLANK(P7)),ISBLANK(Q7)))" style:apply-style-name="cf1" style:base-cell-address="Data_Sheet.Q7"/>
    </style:style>
    <style:style style:name="ce8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  <style:map style:condition="is-true-formula(msoxl:AND(NOT(ISBLANK(O11)),ISBLANK(N11)))" style:apply-style-name="cf1" style:base-cell-address="Data_Sheet.N11"/>
    </style:style>
    <style:style style:name="ce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  <style:map style:condition="is-true-formula(msoxl:AND(NOT(ISBLANK(N5)),ISBLANK(O5)))" style:apply-style-name="cf1" style:base-cell-address="Data_Sheet.O5"/>
    </style:style>
    <style:style style:name="ce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  <style:map style:condition="is-true-formula(msoxl:AND(NOT(ISBLANK(L9)),ISBLANK(M9)))" style:apply-style-name="cf1" style:base-cell-address="Data_Sheet.M9"/>
    </style:style>
    <style:style style:name="ce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N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  <style:map style:condition="is-true-formula(msoxl:AND(NOT(ISBLANK(L8)),ISBLANK(M8)))" style:apply-style-name="cf1" style:base-cell-address="Data_Sheet.M8"/>
    </style:style>
    <style:style style:name="ce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  <style:map style:condition="is-true-formula(msoxl:AND(NOT(ISBLANK(O8)),ISBLANK(N8)))" style:apply-style-name="cf1" style:base-cell-address="Data_Sheet.N8"/>
    </style:style>
    <style:style style:name="ce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P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  <style:map style:condition="is-true-formula(msoxl:AND(NOT(ISBLANK(N8)),ISBLANK(O8)))" style:apply-style-name="cf1" style:base-cell-address="Data_Sheet.O8"/>
    </style:style>
    <style:style style:name="ce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  <style:map style:condition="is-true-formula(msoxl:AND(NOT(ISBLANK(N9)),ISBLANK(O9)))" style:apply-style-name="cf1" style:base-cell-address="Data_Sheet.O9"/>
    </style:style>
    <style:style style:name="ce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  <style:map style:condition="is-true-formula(msoxl:AND(NOT(ISBLANK(O9)),ISBLANK(N9)))" style:apply-style-name="cf1" style:base-cell-address="Data_Sheet.N9"/>
    </style:style>
    <style:style style:name="ce9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  <style:map style:condition="is-true-formula(msoxl:AND(NOT(ISBLANK(P8)),ISBLANK(Q8)))" style:apply-style-name="cf1" style:base-cell-address="Data_Sheet.Q8"/>
    </style:style>
    <style:style style:name="ce9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  <style:map style:condition="is-true-formula(msoxl:AND(NOT(ISBLANK(P9)),ISBLANK(Q9)))" style:apply-style-name="cf1" style:base-cell-address="Data_Sheet.Q9"/>
    </style:style>
    <style:style style:name="ce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  <style:map style:condition="is-true-formula(msoxl:AND(NOT(ISBLANK(O10)),ISBLANK(N10)))" style:apply-style-name="cf1" style:base-cell-address="Data_Sheet.N10"/>
    </style:style>
    <style:style style:name="ce9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  <style:map style:condition="is-true-formula(msoxl:AND(NOT(ISBLANK(N11)),ISBLANK(O11)))" style:apply-style-name="cf1" style:base-cell-address="Data_Sheet.O11"/>
    </style:style>
    <style:style style:name="ce10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  <style:map style:condition="is-true-formula(msoxl:AND(NOT(ISBLANK(N10)),ISBLANK(O10)))" style:apply-style-name="cf1" style:base-cell-address="Data_Sheet.O10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  <style:map style:condition="is-true-formula(msoxl:AND(NOT(ISBLANK(P10)),ISBLANK(Q10)))" style:apply-style-name="cf1" style:base-cell-address="Data_Sheet.Q10"/>
    </style:style>
    <style:style style:name="ce10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  <style:map style:condition="is-true-formula(msoxl:AND(NOT(ISBLANK(S10)),ISBLANK(R10)))" style:apply-style-name="cf1" style:base-cell-address="Data_Sheet.R10"/>
    </style:style>
    <style:style style:name="ce1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  <style:map style:condition="is-true-formula(msoxl:AND(NOT(ISBLANK(S11)),ISBLANK(R11)))" style:apply-style-name="cf1" style:base-cell-address="Data_Sheet.R11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  <style:map style:condition="is-true-formula(msoxl:AND(NOT(ISBLANK(Q4)),ISBLANK(P4)))" style:apply-style-name="cf1" style:base-cell-address="Data_Sheet.P4"/>
    </style:style>
    <style:style style:name="ce1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  <style:map style:condition="is-true-formula(msoxl:AND(NOT(ISBLANK(P4)),ISBLANK(Q4)))" style:apply-style-name="cf1" style:base-cell-address="Data_Sheet.Q4"/>
    </style:style>
    <style:style style:name="ce10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  <style:map style:condition="is-true-formula(msoxl:AND(NOT(ISBLANK(S5)),ISBLANK(R5)))" style:apply-style-name="cf1" style:base-cell-address="Data_Sheet.R5"/>
    </style:style>
    <style:style style:name="ce10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  <style:map style:condition="is-true-formula(msoxl:AND(NOT(ISBLANK(S4)),ISBLANK(R4)))" style:apply-style-name="cf1" style:base-cell-address="Data_Sheet.R4"/>
    </style:style>
    <style:style style:name="ce10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  <style:map style:condition="is-true-formula(msoxl:AND(NOT(ISBLANK(S7)),ISBLANK(R7)))" style:apply-style-name="cf1" style:base-cell-address="Data_Sheet.R7"/>
    </style:style>
    <style:style style:name="ce11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  <style:map style:condition="is-true-formula(msoxl:AND(NOT(ISBLANK(S6)),ISBLANK(R6)))" style:apply-style-name="cf1" style:base-cell-address="Data_Sheet.R6"/>
    </style:style>
    <style:style style:name="ce11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  <style:map style:condition="is-true-formula(msoxl:AND(NOT(ISBLANK(R8)),ISBLANK(S8)))" style:apply-style-name="cf1" style:base-cell-address="Data_Sheet.S8"/>
    </style:style>
    <style:style style:name="ce11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  <style:map style:condition="is-true-formula(msoxl:AND(NOT(ISBLANK(R9)),ISBLANK(S9)))" style:apply-style-name="cf1" style:base-cell-address="Data_Sheet.S9"/>
    </style:style>
    <style:style style:name="ce11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  <style:map style:condition="is-true-formula(msoxl:AND(NOT(ISBLANK(R6)),ISBLANK(S6)))" style:apply-style-name="cf1" style:base-cell-address="Data_Sheet.S6"/>
    </style:style>
    <style:style style:name="ce11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  <style:map style:condition="is-true-formula(msoxl:AND(NOT(ISBLANK(R7)),ISBLANK(S7)))" style:apply-style-name="cf1" style:base-cell-address="Data_Sheet.S7"/>
    </style:style>
    <style:style style:name="ce11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  <style:map style:condition="is-true-formula(msoxl:AND(NOT(ISBLANK(S8)),ISBLANK(R8)))" style:apply-style-name="cf1" style:base-cell-address="Data_Sheet.R8"/>
    </style:style>
    <style:style style:name="ce11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1" style:base-cell-address="Data_Sheet.R9"/>
      <style:map style:condition="is-true-formula(msoxl:AND(NOT(ISBLANK(S9)),ISBLANK(R9)))" style:apply-style-name="cf1" style:base-cell-address="Data_Sheet.R9"/>
    </style:style>
    <style:style style:name="ce11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H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  <style:map style:condition="is-true-formula(msoxl:AND(NOT(ISBLANK(F8)),ISBLANK(G8)))" style:apply-style-name="cf1" style:base-cell-address="Data_Sheet.G8"/>
    </style:style>
    <style:style style:name="ce11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  <style:map style:condition="is-true-formula(msoxl:AND(NOT(ISBLANK(F9)),ISBLANK(G9)))" style:apply-style-name="cf1" style:base-cell-address="Data_Sheet.G9"/>
    </style:style>
    <style:style style:name="ce11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  <style:map style:condition="is-true-formula(msoxl:AND(NOT(ISBLANK(I9)),ISBLANK(H9)))" style:apply-style-name="cf1" style:base-cell-address="Data_Sheet.H9"/>
    </style:style>
    <style:style style:name="ce12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  <style:map style:condition="is-true-formula(msoxl:AND(NOT(ISBLANK(I8)),ISBLANK(H8)))" style:apply-style-name="cf1" style:base-cell-address="Data_Sheet.H8"/>
    </style:style>
    <style:style style:name="ce12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J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  <style:map style:condition="is-true-formula(msoxl:AND(NOT(ISBLANK(H8)),ISBLANK(I8)))" style:apply-style-name="cf1" style:base-cell-address="Data_Sheet.I8"/>
    </style:style>
    <style:style style:name="ce12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  <style:map style:condition="is-true-formula(msoxl:AND(NOT(ISBLANK(H9)),ISBLANK(I9)))" style:apply-style-name="cf1" style:base-cell-address="Data_Sheet.I9"/>
    </style:style>
    <style:style style:name="ce12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  <style:map style:condition="is-true-formula(msoxl:AND(NOT(ISBLANK(E8)),ISBLANK(D8)))" style:apply-style-name="cf1" style:base-cell-address="Data_Sheet.D8"/>
    </style:style>
    <style:style style:name="ce12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  <style:map style:condition="is-true-formula(msoxl:AND(NOT(ISBLANK(E9)),ISBLANK(D9)))" style:apply-style-name="cf1" style:base-cell-address="Data_Sheet.D9"/>
    </style:style>
    <style:style style:name="ce12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  <style:map style:condition="is-true-formula(msoxl:AND(NOT(ISBLANK(D9)),ISBLANK(E9)))" style:apply-style-name="cf1" style:base-cell-address="Data_Sheet.E9"/>
    </style:style>
    <style:style style:name="ce12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F8)),ISBLANK(E8)))" style:apply-style-name="cf1" style:base-cell-address="Data_Sheet.E8"/>
      <style:map style:condition="is-true-formula(msoxl:AND(NOT(ISBLANK(D8)),ISBLANK(E8)))" style:apply-style-name="cf1" style:base-cell-address="Data_Sheet.E8"/>
      <style:map style:condition="is-true-formula(msoxl:AND(NOT(ISBLANK(D8)),ISBLANK(E8)))" style:apply-style-name="cf1" style:base-cell-address="Data_Sheet.E8"/>
    </style:style>
    <style:style style:name="ce12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  <style:map style:condition="is-true-formula(msoxl:AND(NOT(ISBLANK(G8)),ISBLANK(F8)))" style:apply-style-name="cf1" style:base-cell-address="Data_Sheet.F8"/>
    </style:style>
    <style:style style:name="ce12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  <style:map style:condition="is-true-formula(msoxl:AND(NOT(ISBLANK(G9)),ISBLANK(F9)))" style:apply-style-name="cf1" style:base-cell-address="Data_Sheet.F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0)),ISBLANK(B10)))" style:apply-style-name="cf1" style:base-cell-address="Data_Sheet.B10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9)),ISBLANK(B9)))" style:apply-style-name="cf1" style:base-cell-address="Data_Sheet.B9"/>
      <style:map style:condition="is-true-formula(msoxl:AND(NOT(ISBLANK($A9)),ISBLANK(B9)))" style:apply-style-name="cf1" style:base-cell-address="Data_Sheet.B9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1" style:base-cell-address="Data_Sheet.B8"/>
      <style:map style:condition="is-true-formula(msoxl:AND(NOT(ISBLANK($A8)),ISBLANK(B8)))" style:apply-style-name="cf1" style:base-cell-address="Data_Sheet.B8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10)),ISBLANK(B10)))" style:apply-style-name="cf1" style:base-cell-address="Data_Sheet.B10"/>
      <style:map style:condition="is-true-formula(msoxl:AND(NOT(ISBLANK($A11)),ISBLANK(B11)))" style:apply-style-name="cf1" style:base-cell-address="Data_Sheet.B11"/>
      <style:map style:condition="is-true-formula(msoxl:AND(NOT(ISBLANK($A11)),ISBLANK(B11)))" style:apply-style-name="cf1" style:base-cell-address="Data_Sheet.B11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1" style:base-cell-address="Data_Sheet.C8"/>
      <style:map style:condition="is-true-formula(msoxl:AND(NOT(ISBLANK(A8)),ISBLANK(C8)))" style:apply-style-name="cf1" style:base-cell-address="Data_Sheet.C8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0)),ISBLANK(C10)))" style:apply-style-name="cf1" style:base-cell-address="Data_Sheet.C10"/>
      <style:map style:condition="is-true-formula(msoxl:AND(NOT(ISBLANK(A10)),ISBLANK(C10)))" style:apply-style-name="cf1" style:base-cell-address="Data_Sheet.C10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11)),ISBLANK(C11)))" style:apply-style-name="cf1" style:base-cell-address="Data_Sheet.C11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9)),ISBLANK(C9)))" style:apply-style-name="cf1" style:base-cell-address="Data_Sheet.C9"/>
      <style:map style:condition="is-true-formula(msoxl:AND(NOT(ISBLANK(A9)),ISBLANK(C9)))" style:apply-style-name="cf1" style:base-cell-address="Data_Sheet.C9"/>
    </style:style>
    <style:style style:name="ce13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  <style:map style:condition="is-true-formula(msoxl:AND(NOT(ISBLANK(F10)),ISBLANK(G10)))" style:apply-style-name="cf1" style:base-cell-address="Data_Sheet.G10"/>
    </style:style>
    <style:style style:name="ce13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  <style:map style:condition="is-true-formula(msoxl:AND(NOT(ISBLANK(F11)),ISBLANK(G11)))" style:apply-style-name="cf1" style:base-cell-address="Data_Sheet.G11"/>
    </style:style>
    <style:style style:name="ce1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  <style:map style:condition="is-true-formula(msoxl:AND(NOT(ISBLANK(I11)),ISBLANK(H11)))" style:apply-style-name="cf1" style:base-cell-address="Data_Sheet.H11"/>
    </style:style>
    <style:style style:name="ce1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  <style:map style:condition="is-true-formula(msoxl:AND(NOT(ISBLANK(I10)),ISBLANK(H10)))" style:apply-style-name="cf1" style:base-cell-address="Data_Sheet.H10"/>
    </style:style>
    <style:style style:name="ce14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  <style:map style:condition="is-true-formula(msoxl:AND(NOT(ISBLANK(H10)),ISBLANK(I10)))" style:apply-style-name="cf1" style:base-cell-address="Data_Sheet.I10"/>
    </style:style>
    <style:style style:name="ce14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  <style:map style:condition="is-true-formula(msoxl:AND(NOT(ISBLANK(H11)),ISBLANK(I11)))" style:apply-style-name="cf1" style:base-cell-address="Data_Sheet.I11"/>
    </style:style>
    <style:style style:name="ce14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  <style:map style:condition="is-true-formula(msoxl:AND(NOT(ISBLANK(E11)),ISBLANK(D11)))" style:apply-style-name="cf1" style:base-cell-address="Data_Sheet.D11"/>
    </style:style>
    <style:style style:name="ce14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  <style:map style:condition="is-true-formula(msoxl:AND(NOT(ISBLANK(E10)),ISBLANK(D10)))" style:apply-style-name="cf1" style:base-cell-address="Data_Sheet.D10"/>
    </style:style>
    <style:style style:name="ce14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  <style:map style:condition="is-true-formula(msoxl:AND(NOT(ISBLANK(D10)),ISBLANK(E10)))" style:apply-style-name="cf1" style:base-cell-address="Data_Sheet.E10"/>
    </style:style>
    <style:style style:name="ce14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  <style:map style:condition="is-true-formula(msoxl:AND(NOT(ISBLANK(D11)),ISBLANK(E11)))" style:apply-style-name="cf1" style:base-cell-address="Data_Sheet.E11"/>
    </style:style>
    <style:style style:name="ce14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  <style:map style:condition="is-true-formula(msoxl:AND(NOT(ISBLANK(G10)),ISBLANK(F10)))" style:apply-style-name="cf1" style:base-cell-address="Data_Sheet.F10"/>
    </style:style>
    <style:style style:name="ce14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  <style:map style:condition="is-true-formula(msoxl:AND(NOT(ISBLANK(G11)),ISBLANK(F11)))" style:apply-style-name="cf1" style:base-cell-address="Data_Sheet.F11"/>
    </style:style>
    <style:style style:name="ce14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  <style:map style:condition="is-true-formula(msoxl:AND(NOT(ISBLANK(R5)),ISBLANK(S5)))" style:apply-style-name="cf1" style:base-cell-address="Data_Sheet.S5"/>
    </style:style>
    <style:style style:name="ce15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  <style:map style:condition="is-true-formula(msoxl:AND(NOT(ISBLANK(R4)),ISBLANK(S4)))" style:apply-style-name="cf1" style:base-cell-address="Data_Sheet.S4"/>
    </style:style>
    <style:style style:name="ce15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  <style:map style:condition="is-true-formula(msoxl:AND(NOT(ISBLANK(U4)),ISBLANK(T4)))" style:apply-style-name="cf1" style:base-cell-address="Data_Sheet.T4"/>
    </style:style>
    <style:style style:name="ce15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  <style:map style:condition="is-true-formula(msoxl:AND(NOT(ISBLANK(U5)),ISBLANK(T5)))" style:apply-style-name="cf1" style:base-cell-address="Data_Sheet.T5"/>
    </style:style>
    <style:style style:name="ce15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  <style:map style:condition="is-true-formula(msoxl:AND(NOT(ISBLANK(T4)),ISBLANK(U4)))" style:apply-style-name="cf1" style:base-cell-address="Data_Sheet.U4"/>
    </style:style>
    <style:style style:name="ce15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  <style:map style:condition="is-true-formula(msoxl:AND(NOT(ISBLANK(T5)),ISBLANK(U5)))" style:apply-style-name="cf1" style:base-cell-address="Data_Sheet.U5"/>
    </style:style>
    <style:style style:name="ce15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  <style:map style:condition="is-true-formula(msoxl:AND(NOT(ISBLANK(R10)),ISBLANK(S10)))" style:apply-style-name="cf1" style:base-cell-address="Data_Sheet.S10"/>
    </style:style>
    <style:style style:name="ce15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  <style:map style:condition="is-true-formula(msoxl:AND(NOT(ISBLANK(R11)),ISBLANK(S11)))" style:apply-style-name="cf1" style:base-cell-address="Data_Sheet.S11"/>
    </style:style>
    <style:style style:name="ce15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  <style:map style:condition="is-true-formula(msoxl:AND(NOT(ISBLANK(U10)),ISBLANK(T10)))" style:apply-style-name="cf1" style:base-cell-address="Data_Sheet.T10"/>
    </style:style>
    <style:style style:name="ce15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  <style:map style:condition="is-true-formula(msoxl:AND(NOT(ISBLANK(U11)),ISBLANK(T11)))" style:apply-style-name="cf1" style:base-cell-address="Data_Sheet.T11"/>
    </style:style>
    <style:style style:name="ce15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  <style:map style:condition="is-true-formula(msoxl:AND(NOT(ISBLANK(T10)),ISBLANK(U10)))" style:apply-style-name="cf1" style:base-cell-address="Data_Sheet.U10"/>
    </style:style>
    <style:style style:name="ce16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  <style:map style:condition="is-true-formula(msoxl:AND(NOT(ISBLANK(T11)),ISBLANK(U11)))" style:apply-style-name="cf1" style:base-cell-address="Data_Sheet.U11"/>
    </style:style>
    <style:style style:name="ce16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  <style:map style:condition="is-true-formula(msoxl:AND(NOT(ISBLANK(W10)),ISBLANK(V10)))" style:apply-style-name="cf1" style:base-cell-address="Data_Sheet.V10"/>
    </style:style>
    <style:style style:name="ce16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  <style:map style:condition="is-true-formula(msoxl:AND(NOT(ISBLANK(W11)),ISBLANK(V11)))" style:apply-style-name="cf1" style:base-cell-address="Data_Sheet.V11"/>
    </style:style>
    <style:style style:name="ce16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  <style:map style:condition="is-true-formula(msoxl:AND(NOT(ISBLANK(W9)),ISBLANK(V9)))" style:apply-style-name="cf1" style:base-cell-address="Data_Sheet.V9"/>
    </style:style>
    <style:style style:name="ce16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  <style:map style:condition="is-true-formula(msoxl:AND(NOT(ISBLANK(T9)),ISBLANK(U9)))" style:apply-style-name="cf1" style:base-cell-address="Data_Sheet.U9"/>
    </style:style>
    <style:style style:name="ce16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  <style:map style:condition="is-true-formula(msoxl:AND(NOT(ISBLANK(V9)),ISBLANK(W9)))" style:apply-style-name="cf1" style:base-cell-address="Data_Sheet.W9"/>
    </style:style>
    <style:style style:name="ce16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  <style:map style:condition="is-true-formula(msoxl:AND(NOT(ISBLANK(Y9)),ISBLANK(X9)))" style:apply-style-name="cf1" style:base-cell-address="Data_Sheet.X9"/>
    </style:style>
    <style:style style:name="ce16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1" style:base-cell-address="Data_Sheet.U7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  <style:map style:condition="is-true-formula(msoxl:AND(NOT(ISBLANK(X9)),ISBLANK(Y9)))" style:apply-style-name="cf1" style:base-cell-address="Data_Sheet.Y9"/>
    </style:style>
    <style:style style:name="ce16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1" style:base-cell-address="Data_Sheet.T9"/>
      <style:map style:condition="is-true-formula(msoxl:AND(NOT(ISBLANK(U9)),ISBLANK(T9)))" style:apply-style-name="cf1" style:base-cell-address="Data_Sheet.T9"/>
    </style:style>
    <style:style style:name="ce16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  <style:map style:condition="is-true-formula(msoxl:AND(NOT(ISBLANK(U8)),ISBLANK(T8)))" style:apply-style-name="cf1" style:base-cell-address="Data_Sheet.T8"/>
    </style:style>
    <style:style style:name="ce17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  <style:map style:condition="is-true-formula(msoxl:AND(NOT(ISBLANK(U7)),ISBLANK(T7)))" style:apply-style-name="cf1" style:base-cell-address="Data_Sheet.T7"/>
    </style:style>
    <style:style style:name="ce17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  <style:map style:condition="is-true-formula(msoxl:AND(NOT(ISBLANK(U6)),ISBLANK(T6)))" style:apply-style-name="cf1" style:base-cell-address="Data_Sheet.T6"/>
    </style:style>
    <style:style style:name="ce17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  <style:map style:condition="is-true-formula(msoxl:AND(NOT(ISBLANK(T6)),ISBLANK(U6)))" style:apply-style-name="cf1" style:base-cell-address="Data_Sheet.U6"/>
    </style:style>
    <style:style style:name="ce17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  <style:map style:condition="is-true-formula(msoxl:AND(NOT(ISBLANK(T7)),ISBLANK(U7)))" style:apply-style-name="cf1" style:base-cell-address="Data_Sheet.U7"/>
    </style:style>
    <style:style style:name="ce17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  <style:map style:condition="is-true-formula(msoxl:AND(NOT(ISBLANK(T8)),ISBLANK(U8)))" style:apply-style-name="cf1" style:base-cell-address="Data_Sheet.U8"/>
    </style:style>
    <style:style style:name="ce17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  <style:map style:condition="is-true-formula(msoxl:AND(NOT(ISBLANK(W5)),ISBLANK(V5)))" style:apply-style-name="cf1" style:base-cell-address="Data_Sheet.V5"/>
    </style:style>
    <style:style style:name="ce17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  <style:map style:condition="is-true-formula(msoxl:AND(NOT(ISBLANK(W4)),ISBLANK(V4)))" style:apply-style-name="cf1" style:base-cell-address="Data_Sheet.V4"/>
    </style:style>
    <style:style style:name="ce17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  <style:map style:condition="is-true-formula(msoxl:AND(NOT(ISBLANK(V5)),ISBLANK(W5)))" style:apply-style-name="cf1" style:base-cell-address="Data_Sheet.W5"/>
    </style:style>
    <style:style style:name="ce17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  <style:map style:condition="is-true-formula(msoxl:AND(NOT(ISBLANK(V4)),ISBLANK(W4)))" style:apply-style-name="cf1" style:base-cell-address="Data_Sheet.W4"/>
    </style:style>
    <style:style style:name="ce17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  <style:map style:condition="is-true-formula(msoxl:AND(NOT(ISBLANK(Y4)),ISBLANK(X4)))" style:apply-style-name="cf1" style:base-cell-address="Data_Sheet.X4"/>
    </style:style>
    <style:style style:name="ce18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  <style:map style:condition="is-true-formula(msoxl:AND(NOT(ISBLANK(Y5)),ISBLANK(X5)))" style:apply-style-name="cf1" style:base-cell-address="Data_Sheet.X5"/>
    </style:style>
    <style:style style:name="ce18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1" style:base-cell-address="Data_Sheet.R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  <style:map style:condition="is-true-formula(msoxl:AND(NOT(ISBLANK(W7)),ISBLANK(V7)))" style:apply-style-name="cf1" style:base-cell-address="Data_Sheet.V7"/>
    </style:style>
    <style:style style:name="ce18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  <style:map style:condition="is-true-formula(msoxl:AND(NOT(ISBLANK(W8)),ISBLANK(V8)))" style:apply-style-name="cf1" style:base-cell-address="Data_Sheet.V8"/>
    </style:style>
    <style:style style:name="ce18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  <style:map style:condition="is-true-formula(msoxl:AND(NOT(ISBLANK(W6)),ISBLANK(V6)))" style:apply-style-name="cf1" style:base-cell-address="Data_Sheet.V6"/>
    </style:style>
    <style:style style:name="ce18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1" style:base-cell-address="Data_Sheet.S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  <style:map style:condition="is-true-formula(msoxl:AND(NOT(ISBLANK(V7)),ISBLANK(W7)))" style:apply-style-name="cf1" style:base-cell-address="Data_Sheet.W7"/>
    </style:style>
    <style:style style:name="ce18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  <style:map style:condition="is-true-formula(msoxl:AND(NOT(ISBLANK(V8)),ISBLANK(W8)))" style:apply-style-name="cf1" style:base-cell-address="Data_Sheet.W8"/>
    </style:style>
    <style:style style:name="ce18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  <style:map style:condition="is-true-formula(msoxl:AND(NOT(ISBLANK(V6)),ISBLANK(W6)))" style:apply-style-name="cf1" style:base-cell-address="Data_Sheet.W6"/>
    </style:style>
    <style:style style:name="ce18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  <style:map style:condition="is-true-formula(msoxl:AND(NOT(ISBLANK(V11)),ISBLANK(W11)))" style:apply-style-name="cf1" style:base-cell-address="Data_Sheet.W11"/>
    </style:style>
    <style:style style:name="ce18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  <style:map style:condition="is-true-formula(msoxl:AND(NOT(ISBLANK(V10)),ISBLANK(W10)))" style:apply-style-name="cf1" style:base-cell-address="Data_Sheet.W10"/>
    </style:style>
    <style:style style:name="ce18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1" style:base-cell-address="Data_Sheet.T7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  <style:map style:condition="is-true-formula(msoxl:AND(NOT(ISBLANK(Y11)),ISBLANK(X11)))" style:apply-style-name="cf1" style:base-cell-address="Data_Sheet.X11"/>
    </style:style>
    <style:style style:name="ce19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1" style:base-cell-address="Data_Sheet.W7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  <style:map style:condition="is-true-formula(msoxl:AND(NOT(ISBLANK(X11)),ISBLANK(Y11)))" style:apply-style-name="cf1" style:base-cell-address="Data_Sheet.Y11"/>
    </style:style>
    <style:style style:name="ce191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  <style:map style:condition="is-true-formula(msoxl:AND(NOT(ISBLANK(X10)),ISBLANK(Y10)))" style:apply-style-name="cf1" style:base-cell-address="Data_Sheet.Y10"/>
    </style:style>
    <style:style style:name="ce192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  <style:map style:condition="is-true-formula(msoxl:AND(NOT(ISBLANK(Y10)),ISBLANK(X10)))" style:apply-style-name="cf1" style:base-cell-address="Data_Sheet.X10"/>
    </style:style>
    <style:style style:name="ce19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1" style:base-cell-address="Data_Sheet.V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  <style:map style:condition="is-true-formula(msoxl:AND(NOT(ISBLANK(Y8)),ISBLANK(X8)))" style:apply-style-name="cf1" style:base-cell-address="Data_Sheet.X8"/>
    </style:style>
    <style:style style:name="ce19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  <style:map style:condition="is-true-formula(msoxl:AND(NOT(ISBLANK(Y6)),ISBLANK(X6)))" style:apply-style-name="cf1" style:base-cell-address="Data_Sheet.X6"/>
    </style:style>
    <style:style style:name="ce195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1" style:base-cell-address="Data_Sheet.W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  <style:map style:condition="is-true-formula(msoxl:AND(NOT(ISBLANK(X8)),ISBLANK(Y8)))" style:apply-style-name="cf1" style:base-cell-address="Data_Sheet.Y8"/>
    </style:style>
    <style:style style:name="ce196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  <style:map style:condition="is-true-formula(msoxl:AND(NOT(ISBLANK(X6)),ISBLANK(Y6)))" style:apply-style-name="cf1" style:base-cell-address="Data_Sheet.Y6"/>
    </style:style>
    <style:style style:name="ce19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  <style:map style:condition="is-true-formula(msoxl:AND(NOT(ISBLANK(X7)),ISBLANK(Y7)))" style:apply-style-name="cf1" style:base-cell-address="Data_Sheet.Y7"/>
    </style:style>
    <style:style style:name="ce198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  <style:map style:condition="is-true-formula(msoxl:AND(NOT(ISBLANK(Y7)),ISBLANK(X7)))" style:apply-style-name="cf1" style:base-cell-address="Data_Sheet.X7"/>
    </style:style>
    <style:style style:name="ce19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  <style:map style:condition="is-true-formula(msoxl:AND(NOT(ISBLANK(AB4)),ISBLANK(AC4)))" style:apply-style-name="cf1" style:base-cell-address="Data_Sheet.AC4"/>
    </style:style>
    <style:style style:name="ce20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C4)),ISBLANK(AB4)))" style:apply-style-name="cf1" style:base-cell-address="Data_Sheet.AB4"/>
      <style:map style:condition="is-true-formula(msoxl:AND(NOT(ISBLANK(AC4)),ISBLANK(AB4)))" style:apply-style-name="cf1" style:base-cell-address="Data_Sheet.AB4"/>
    </style:style>
    <style:style style:name="ce2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AA4)),ISBLANK(Z4)))" style:apply-style-name="cf1" style:base-cell-address="Data_Sheet.Z4"/>
      <style:map style:condition="is-true-formula(msoxl:AND(NOT(ISBLANK(AA4)),ISBLANK(Z4)))" style:apply-style-name="cf1" style:base-cell-address="Data_Sheet.Z4"/>
    </style:style>
    <style:style style:name="ce20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P5)),ISBLANK(Q5)))" style:apply-style-name="cf1" style:base-cell-address="Data_Sheet.Q5"/>
    </style:style>
    <style:style style:name="ce203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  <style:map style:condition="is-true-formula(msoxl:AND(NOT(ISBLANK(X4)),ISBLANK(Y4)))" style:apply-style-name="cf1" style:base-cell-address="Data_Sheet.Y4"/>
    </style:style>
    <style:style style:name="ce204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  <style:map style:condition="is-true-formula(msoxl:AND(NOT(ISBLANK(X5)),ISBLANK(Y5)))" style:apply-style-name="cf1" style:base-cell-address="Data_Sheet.Y5"/>
    </style:style>
    <style:style style:name="ce20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  <style:map style:condition="is-true-formula(msoxl:AND(NOT(ISBLANK(Z4)),ISBLANK(AA4)))" style:apply-style-name="cf1" style:base-cell-address="Data_Sheet.AA4"/>
    </style:style>
    <style:style style:name="ce20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  <style:map style:condition="is-true-formula(msoxl:AND(NOT(ISBLANK(Z8)),ISBLANK(AA8)))" style:apply-style-name="cf1" style:base-cell-address="Data_Sheet.AA8"/>
    </style:style>
    <style:style style:name="ce20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  <style:map style:condition="is-true-formula(msoxl:AND(NOT(ISBLANK(Z10)),ISBLANK(AA10)))" style:apply-style-name="cf1" style:base-cell-address="Data_Sheet.AA10"/>
    </style:style>
    <style:style style:name="ce2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  <style:map style:condition="is-true-formula(msoxl:AND(NOT(ISBLANK(Z6)),ISBLANK(AA6)))" style:apply-style-name="cf1" style:base-cell-address="Data_Sheet.AA6"/>
    </style:style>
    <style:style style:name="ce2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  <style:map style:condition="is-true-formula(msoxl:AND(NOT(ISBLANK(Z7)),ISBLANK(AA7)))" style:apply-style-name="cf1" style:base-cell-address="Data_Sheet.AA7"/>
    </style:style>
    <style:style style:name="ce2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Q4)),ISBLANK(P4)))" style:apply-style-name="cf1" style:base-cell-address="Data_Sheet.P4"/>
    </style:style>
    <style:style style:name="ce21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  <style:map style:condition="is-true-formula(msoxl:AND(NOT(ISBLANK(Z9)),ISBLANK(AA9)))" style:apply-style-name="cf1" style:base-cell-address="Data_Sheet.AA9"/>
    </style:style>
    <style:style style:name="ce2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  <style:map style:condition="is-true-formula(msoxl:AND(NOT(ISBLANK(AB10)),ISBLANK(AC10)))" style:apply-style-name="cf1" style:base-cell-address="Data_Sheet.AC10"/>
    </style:style>
    <style:style style:name="ce2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  <style:map style:condition="is-true-formula(msoxl:AND(NOT(ISBLANK(AB7)),ISBLANK(AC7)))" style:apply-style-name="cf1" style:base-cell-address="Data_Sheet.AC7"/>
    </style:style>
    <style:style style:name="ce2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  <style:map style:condition="is-true-formula(msoxl:AND(NOT(ISBLANK(AB8)),ISBLANK(AC8)))" style:apply-style-name="cf1" style:base-cell-address="Data_Sheet.AC8"/>
    </style:style>
    <style:style style:name="ce21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  <style:map style:condition="is-true-formula(msoxl:AND(NOT(ISBLANK(AB9)),ISBLANK(AC9)))" style:apply-style-name="cf1" style:base-cell-address="Data_Sheet.AC9"/>
    </style:style>
    <style:style style:name="ce21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  <style:map style:condition="is-true-formula(msoxl:AND(NOT(ISBLANK(AB6)),ISBLANK(AC6)))" style:apply-style-name="cf1" style:base-cell-address="Data_Sheet.AC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 table:condition="cell-content-is-decimal-number() and cell-content()&gt;0">
          <table:help-message table:display="true"/>
          <table:error-message table:display="true"/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43" table:default-cell-style-name="ce1"/>
        <table:table-row table:style-name="ro1">
          <table:table-cell office:value-type="string" table:number-columns-spanned="1" table:number-rows-spanned="3" table:content-validation-name="val3" table:style-name="ce16">
            <text:p>Organisation name</text:p>
          </table:table-cell>
          <table:table-cell office:value-type="string" table:number-columns-spanned="1" table:number-rows-spanned="3" table:content-validation-name="val3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3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3" table:style-name="ce4">
            <text:p>Headcount</text:p>
          </table:table-cell>
          <table:table-cell office:value-type="string" table:content-validation-name="val3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8">
            <text:p>Ministerial Department</text:p>
          </table:table-cell>
          <table:table-cell office:value-type="string" table:style-name="ce19">
            <text:p>Home Office</text:p>
          </table:table-cell>
          <table:table-cell office:value-type="float" office:value="5664" table:style-name="ce21">
            <text:p>5,664</text:p>
          </table:table-cell>
          <table:table-cell office:value-type="float" office:value="5200.99" table:style-name="ce23">
            <text:p>5,201</text:p>
          </table:table-cell>
          <table:table-cell office:value-type="float" office:value="10248" table:style-name="ce25">
            <text:p>10,248</text:p>
          </table:table-cell>
          <table:table-cell office:value-type="float" office:value="9713.48" table:style-name="ce27">
            <text:p>9,713</text:p>
          </table:table-cell>
          <table:table-cell office:value-type="float" office:value="5809" table:style-name="ce29">
            <text:p>5,809</text:p>
          </table:table-cell>
          <table:table-cell office:value-type="float" office:value="5602.94" table:style-name="ce31">
            <text:p>5,603</text:p>
          </table:table-cell>
          <table:table-cell office:value-type="float" office:value="1777" table:style-name="ce33">
            <text:p>1,777</text:p>
          </table:table-cell>
          <table:table-cell office:value-type="float" office:value="1734.03" table:style-name="ce34">
            <text:p>1,734</text:p>
          </table:table-cell>
          <table:table-cell office:value-type="float" office:value="196" table:style-name="ce74">
            <text:p>196</text:p>
          </table:table-cell>
          <table:table-cell office:value-type="float" office:value="194.78" table:style-name="ce76">
            <text:p>195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80">
            <text:p>0</text:p>
          </table:table-cell>
          <table:table-cell office:value-type="float" office:value="23694" table:content-validation-name="val3" table:style-name="ce104">
            <text:p>23,694</text:p>
          </table:table-cell>
          <table:table-cell office:value-type="float" office:value="22446.219999999998" table:content-validation-name="val3" table:style-name="ce106">
            <text:p>22,446</text:p>
          </table:table-cell>
          <table:table-cell office:value-type="float" office:value="2634" table:style-name="ce108">
            <text:p>2,634</text:p>
          </table:table-cell>
          <table:table-cell office:value-type="float" office:value="2559.11" table:style-name="ce150">
            <text:p>2,559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8">
            <text:p>0</text:p>
          </table:table-cell>
          <table:table-cell office:value-type="float" office:value="0" table:style-name="ce179">
            <text:p>0</text:p>
          </table:table-cell>
          <table:table-cell office:value-type="float" office:value="0" table:style-name="ce203">
            <text:p>0</text:p>
          </table:table-cell>
          <table:table-cell office:value-type="float" office:value="2634" table:style-name="ce201">
            <text:p>2,634</text:p>
          </table:table-cell>
          <table:table-cell office:value-type="float" office:value="2559.11" table:style-name="ce205">
            <text:p>2,559</text:p>
          </table:table-cell>
          <table:table-cell office:value-type="float" office:value="26328" table:content-validation-name="val3" table:style-name="ce200">
            <text:p>26,328</text:p>
          </table:table-cell>
          <table:table-cell office:value-type="float" office:value="25005.329999999998" table:content-validation-name="val3" table:style-name="ce199">
            <text:p>25,005</text:p>
          </table:table-cell>
          <table:table-cell office:value-type="currency" office:value="56063000" table:content-validation-name="val2" table:style-name="ce9">
            <text:p>£56,063,000.00</text:p>
          </table:table-cell>
          <table:table-cell office:value-type="currency" office:value="8610000" table:content-validation-name="val2" table:style-name="ce9">
            <text:p>£8,610,000.00</text:p>
          </table:table-cell>
          <table:table-cell office:value-type="currency" office:value="873000" table:content-validation-name="val2" table:style-name="ce9">
            <text:p>£873,000.00</text:p>
          </table:table-cell>
          <table:table-cell office:value-type="currency" office:value="1482000" table:content-validation-name="val2" table:style-name="ce9">
            <text:p>£1,482,000.00</text:p>
          </table:table-cell>
          <table:table-cell office:value-type="currency" office:value="12300000" table:content-validation-name="val2" table:style-name="ce9">
            <text:p>£12,300,000.00</text:p>
          </table:table-cell>
          <table:table-cell office:value-type="currency" office:value="5274000" table:content-validation-name="val2" table:style-name="ce9">
            <text:p>£5,274,000.00</text:p>
          </table:table-cell>
          <table:table-cell office:value-type="currency" office:value="84602000" table:style-name="ce10">
            <text:p>£84,602,000.00</text:p>
          </table:table-cell>
          <table:table-cell office:value-type="currency" office:value="5220000" table:content-validation-name="val2" table:style-name="ce11">
            <text:p>£5,220,000.00</text:p>
          </table:table-cell>
          <table:table-cell office:value-type="currency" office:value="849000" table:content-validation-name="val2" table:style-name="ce11">
            <text:p>£849,000.00</text:p>
          </table:table-cell>
          <table:table-cell office:value-type="currency" office:value="6069000" table:style-name="ce10">
            <text:p>£6,069,000.00</text:p>
          </table:table-cell>
          <table:table-cell office:value-type="currency" office:value="90671000" table:style-name="ce12">
            <text:p>£90,671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HM Passport Office</text:p>
          </table:table-cell>
          <table:table-cell office:value-type="string" table:style-name="ce18">
            <text:p>Executive Agency</text:p>
          </table:table-cell>
          <table:table-cell office:value-type="string" table:style-name="ce19">
            <text:p>Home Office</text:p>
          </table:table-cell>
          <table:table-cell office:value-type="float" office:value="2259" table:style-name="ce20">
            <text:p>2,259</text:p>
          </table:table-cell>
          <table:table-cell office:value-type="float" office:value="1952.82" table:style-name="ce22">
            <text:p>1,953</text:p>
          </table:table-cell>
          <table:table-cell office:value-type="float" office:value="827" table:style-name="ce24">
            <text:p>827</text:p>
          </table:table-cell>
          <table:table-cell office:value-type="float" office:value="742.14" table:style-name="ce26">
            <text:p>742</text:p>
          </table:table-cell>
          <table:table-cell office:value-type="float" office:value="413" table:style-name="ce28">
            <text:p>413</text:p>
          </table:table-cell>
          <table:table-cell office:value-type="float" office:value="402.17" table:style-name="ce30">
            <text:p>402</text:p>
          </table:table-cell>
          <table:table-cell office:value-type="float" office:value="90" table:style-name="ce32">
            <text:p>90</text:p>
          </table:table-cell>
          <table:table-cell office:value-type="float" office:value="89.04" table:style-name="ce35">
            <text:p>89</text:p>
          </table:table-cell>
          <table:table-cell office:value-type="float" office:value="7" table:style-name="ce75">
            <text:p>7</text:p>
          </table:table-cell>
          <table:table-cell office:value-type="float" office:value="7" table:style-name="ce77">
            <text:p>7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3596" table:content-validation-name="val3" table:style-name="ce87">
            <text:p>3,596</text:p>
          </table:table-cell>
          <table:table-cell office:value-type="float" office:value="3193.17" table:content-validation-name="val3" table:style-name="ce105">
            <text:p>3,193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149">
            <text:p>2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75">
            <text:p>0</text:p>
          </table:table-cell>
          <table:table-cell office:value-type="float" office:value="0" table:style-name="ce177">
            <text:p>0</text:p>
          </table:table-cell>
          <table:table-cell office:value-type="float" office:value="0" table:style-name="ce180">
            <text:p>0</text:p>
          </table:table-cell>
          <table:table-cell office:value-type="float" office:value="0" table:style-name="ce204">
            <text:p>0</text:p>
          </table:table-cell>
          <table:table-cell office:value-type="float" office:value="2" table:style-name="ce87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3598" table:content-validation-name="val3" table:style-name="ce210">
            <text:p>3,598</text:p>
          </table:table-cell>
          <table:table-cell office:value-type="float" office:value="3195.17" table:content-validation-name="val3" table:style-name="ce202">
            <text:p>3,195</text:p>
          </table:table-cell>
          <table:table-cell office:value-type="currency" office:value="5889000" table:content-validation-name="val2" table:style-name="ce9">
            <text:p>£5,889,000.00</text:p>
          </table:table-cell>
          <table:table-cell office:value-type="currency" office:value="1596000" table:content-validation-name="val2" table:style-name="ce9">
            <text:p>£1,596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794000" table:content-validation-name="val2" table:style-name="ce9">
            <text:p>£794,000.00</text:p>
          </table:table-cell>
          <table:table-cell office:value-type="currency" office:value="1047000" table:content-validation-name="val2" table:style-name="ce9">
            <text:p>£1,047,000.00</text:p>
          </table:table-cell>
          <table:table-cell office:value-type="currency" office:value="433000" table:content-validation-name="val2" table:style-name="ce9">
            <text:p>£433,000.00</text:p>
          </table:table-cell>
          <table:table-cell office:value-type="currency" office:value="9759000" table:style-name="ce10">
            <text:p>£9,759,000.00</text:p>
          </table:table-cell>
          <table:table-cell office:value-type="currency" office:value="135000" table:content-validation-name="val2" table:style-name="ce11">
            <text:p>£135,000.00</text:p>
          </table:table-cell>
          <table:table-cell office:value-type="currency" office:value="-49000" table:content-validation-name="val2" table:style-name="ce11">
            <text:p>-£49,000.00</text:p>
          </table:table-cell>
          <table:table-cell office:value-type="currency" office:value="86000" table:style-name="ce10">
            <text:p>£86,000.00</text:p>
          </table:table-cell>
          <table:table-cell office:value-type="currency" office:value="9845000" table:style-name="ce12">
            <text:p>£9,845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National Fraud Authority</text:p>
          </table:table-cell>
          <table:table-cell office:value-type="string" table:style-name="ce43">
            <text:p>Executive Agency</text:p>
          </table:table-cell>
          <table:table-cell office:value-type="string" table:style-name="ce44">
            <text:p>Home Office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1" table:style-name="ce51">
            <text:p>1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4">
            <text:p>0</text:p>
          </table:table-cell>
          <table:table-cell office:value-type="float" office:value="1" table:content-validation-name="val3" table:style-name="ce87">
            <text:p>1</text:p>
          </table:table-cell>
          <table:table-cell office:value-type="float" office:value="1" table:content-validation-name="val3" table:style-name="ce85">
            <text:p>1</text:p>
          </table:table-cell>
          <table:table-cell office:value-type="float" office:value="7" table:style-name="ce110">
            <text:p>7</text:p>
          </table:table-cell>
          <table:table-cell office:value-type="float" office:value="7" table:style-name="ce113">
            <text:p>7</text:p>
          </table:table-cell>
          <table:table-cell office:value-type="float" office:value="0" table:style-name="ce171">
            <text:p>0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94">
            <text:p>0</text:p>
          </table:table-cell>
          <table:table-cell office:value-type="float" office:value="0" table:style-name="ce196">
            <text:p>0</text:p>
          </table:table-cell>
          <table:table-cell office:value-type="float" office:value="7" table:style-name="ce87">
            <text:p>7</text:p>
          </table:table-cell>
          <table:table-cell office:value-type="float" office:value="7" table:style-name="ce208">
            <text:p>7</text:p>
          </table:table-cell>
          <table:table-cell office:value-type="float" office:value="8" table:content-validation-name="val3" table:style-name="ce210">
            <text:p>8</text:p>
          </table:table-cell>
          <table:table-cell office:value-type="float" office:value="8" table:content-validation-name="val3" table:style-name="ce216">
            <text:p>8</text:p>
          </table:table-cell>
          <table:table-cell office:value-type="currency" office:value="4000" table:content-validation-name="val2" table:style-name="ce9">
            <text:p>£4,00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4000" table:style-name="ce10">
            <text:p>£4,000.00</text:p>
          </table:table-cell>
          <table:table-cell office:value-type="currency" office:value="32000" table:content-validation-name="val2" table:style-name="ce11">
            <text:p>£32,000.00</text:p>
          </table:table-cell>
          <table:table-cell office:value-type="currency" office:value="32000" table:content-validation-name="val2" table:style-name="ce11">
            <text:p>£32,000.00</text:p>
          </table:table-cell>
          <table:table-cell office:value-type="currency" office:value="64000" table:style-name="ce10">
            <text:p>£64,000.00</text:p>
          </table:table-cell>
          <table:table-cell office:value-type="currency" office:value="68000" table:style-name="ce12">
            <text:p>£68,000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42">
            <text:p>Executive Non-Departmental Public Body</text:p>
          </table:table-cell>
          <table:table-cell office:value-type="string" table:style-name="ce45">
            <text:p>Home Office</text:p>
          </table:table-cell>
          <table:table-cell office:value-type="float" office:value="266" table:style-name="ce47">
            <text:p>266</text:p>
          </table:table-cell>
          <table:table-cell office:value-type="float" office:value="238.78" table:style-name="ce48">
            <text:p>239</text:p>
          </table:table-cell>
          <table:table-cell office:value-type="float" office:value="200" table:style-name="ce50">
            <text:p>200</text:p>
          </table:table-cell>
          <table:table-cell office:value-type="float" office:value="191.47" table:style-name="ce53">
            <text:p>191</text:p>
          </table:table-cell>
          <table:table-cell office:value-type="float" office:value="238" table:style-name="ce37">
            <text:p>238</text:p>
          </table:table-cell>
          <table:table-cell office:value-type="float" office:value="231.16" table:style-name="ce39">
            <text:p>231</text:p>
          </table:table-cell>
          <table:table-cell office:value-type="float" office:value="34" table:style-name="ce41">
            <text:p>34</text:p>
          </table:table-cell>
          <table:table-cell office:value-type="float" office:value="30.3" table:style-name="ce68">
            <text:p>30</text:p>
          </table:table-cell>
          <table:table-cell office:value-type="float" office:value="5" table:style-name="ce70">
            <text:p>5</text:p>
          </table:table-cell>
          <table:table-cell office:value-type="float" office:value="4.97" table:style-name="ce73">
            <text:p>5</text:p>
          </table:table-cell>
          <table:table-cell office:value-type="float" office:value="4" table:style-name="ce81">
            <text:p>4</text:p>
          </table:table-cell>
          <table:table-cell office:value-type="float" office:value="4" table:style-name="ce83">
            <text:p>4</text:p>
          </table:table-cell>
          <table:table-cell office:value-type="float" office:value="747" table:content-validation-name="val3" table:style-name="ce87">
            <text:p>747</text:p>
          </table:table-cell>
          <table:table-cell office:value-type="float" office:value="700.68" table:content-validation-name="val3" table:style-name="ce86">
            <text:p>701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0" table:style-name="ce181">
            <text:p>0</text:p>
          </table:table-cell>
          <table:table-cell office:value-type="float" office:value="0" table:style-name="ce184">
            <text:p>0</text:p>
          </table:table-cell>
          <table:table-cell office:value-type="float" office:value="20" table:style-name="ce198">
            <text:p>20</text:p>
          </table:table-cell>
          <table:table-cell office:value-type="float" office:value="20" table:style-name="ce197">
            <text:p>20</text:p>
          </table:table-cell>
          <table:table-cell office:value-type="float" office:value="20" table:style-name="ce87">
            <text:p>20</text:p>
          </table:table-cell>
          <table:table-cell office:value-type="float" office:value="20" table:style-name="ce209">
            <text:p>20</text:p>
          </table:table-cell>
          <table:table-cell office:value-type="float" office:value="767" table:content-validation-name="val3" table:style-name="ce210">
            <text:p>767</text:p>
          </table:table-cell>
          <table:table-cell office:value-type="float" office:value="720.68" table:content-validation-name="val3" table:style-name="ce213">
            <text:p>721</text:p>
          </table:table-cell>
          <table:table-cell office:value-type="currency" office:value="1458876.7" table:content-validation-name="val1" table:style-name="ce9">
            <text:p>£1,458,876.70</text:p>
          </table:table-cell>
          <table:table-cell office:value-type="currency" office:value="6199.13" table:content-validation-name="val1" table:style-name="ce9">
            <text:p>£6,199.13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4020.69" table:content-validation-name="val1" table:style-name="ce9">
            <text:p>£24,020.69</text:p>
          </table:table-cell>
          <table:table-cell office:value-type="currency" office:value="268521.71000000002" table:content-validation-name="val1" table:style-name="ce9">
            <text:p>£268,521.71</text:p>
          </table:table-cell>
          <table:table-cell office:value-type="currency" office:value="102540.27" table:content-validation-name="val1" table:style-name="ce9">
            <text:p>£102,540.27</text:p>
          </table:table-cell>
          <table:table-cell office:value-type="currency" office:value="1860158.4999999998" table:style-name="ce10">
            <text:p>£1,860,158.5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06570.35" table:content-validation-name="val2" table:style-name="ce11">
            <text:p>£206,570.35</text:p>
          </table:table-cell>
          <table:table-cell office:value-type="currency" office:value="206570.35" table:style-name="ce10">
            <text:p>£206,570.35</text:p>
          </table:table-cell>
          <table:table-cell office:value-type="currency" office:value="2066728.8499999999" table:style-name="ce12">
            <text:p>£2,066,728.85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131">
            <text:p>Executive Non-Departmental Public Body</text:p>
          </table:table-cell>
          <table:table-cell office:value-type="string" table:style-name="ce133">
            <text:p>Home Office</text:p>
          </table:table-cell>
          <table:table-cell office:value-type="float" office:value="37" table:style-name="ce123">
            <text:p>37</text:p>
          </table:table-cell>
          <table:table-cell office:value-type="float" office:value="35.216099999999997" table:style-name="ce126">
            <text:p>35</text:p>
          </table:table-cell>
          <table:table-cell office:value-type="float" office:value="48" table:style-name="ce127">
            <text:p>48</text:p>
          </table:table-cell>
          <table:table-cell office:value-type="float" office:value="47.337800000000001" table:style-name="ce117">
            <text:p>47</text:p>
          </table:table-cell>
          <table:table-cell office:value-type="float" office:value="420" table:style-name="ce120">
            <text:p>420</text:p>
          </table:table-cell>
          <table:table-cell office:value-type="float" office:value="412.98909999999995" table:style-name="ce121">
            <text:p>413</text:p>
          </table:table-cell>
          <table:table-cell office:value-type="float" office:value="42" table:style-name="ce55">
            <text:p>42</text:p>
          </table:table-cell>
          <table:table-cell office:value-type="float" office:value="41.805900000000001" table:style-name="ce56">
            <text:p>42</text:p>
          </table:table-cell>
          <table:table-cell office:value-type="float" office:value="5" table:style-name="ce58">
            <text:p>5</text:p>
          </table:table-cell>
          <table:table-cell office:value-type="float" office:value="5" table:style-name="ce91">
            <text:p>5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3">
            <text:p>0</text:p>
          </table:table-cell>
          <table:table-cell office:value-type="float" office:value="552" table:content-validation-name="val3" table:style-name="ce87">
            <text:p>552</text:p>
          </table:table-cell>
          <table:table-cell office:value-type="float" office:value="542.34889999999996" table:content-validation-name="val3" table:style-name="ce96">
            <text:p>542</text:p>
          </table:table-cell>
          <table:table-cell office:value-type="float" office:value="30" table:style-name="ce115">
            <text:p>30</text:p>
          </table:table-cell>
          <table:table-cell office:value-type="float" office:value="30" table:style-name="ce111">
            <text:p>3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4">
            <text:p>0</text:p>
          </table:table-cell>
          <table:table-cell office:value-type="float" office:value="1" table:style-name="ce182">
            <text:p>1</text:p>
          </table:table-cell>
          <table:table-cell office:value-type="float" office:value="1" table:style-name="ce185">
            <text:p>1</text:p>
          </table:table-cell>
          <table:table-cell office:value-type="float" office:value="0" table:style-name="ce193">
            <text:p>0</text:p>
          </table:table-cell>
          <table:table-cell office:value-type="float" office:value="0" table:style-name="ce195">
            <text:p>0</text:p>
          </table:table-cell>
          <table:table-cell office:value-type="float" office:value="31" table:style-name="ce87">
            <text:p>31</text:p>
          </table:table-cell>
          <table:table-cell office:value-type="float" office:value="31" table:style-name="ce206">
            <text:p>31</text:p>
          </table:table-cell>
          <table:table-cell office:value-type="float" office:value="583" table:content-validation-name="val3" table:style-name="ce210">
            <text:p>583</text:p>
          </table:table-cell>
          <table:table-cell office:value-type="float" office:value="573.34889999999996" table:content-validation-name="val3" table:style-name="ce214">
            <text:p>573</text:p>
          </table:table-cell>
          <table:table-cell office:value-type="currency" office:value="1597027.52" table:content-validation-name="val2" table:style-name="ce9">
            <text:p>£1,597,027.52</text:p>
          </table:table-cell>
          <table:table-cell office:value-type="currency" office:value="87177.56" table:content-validation-name="val2" table:style-name="ce9">
            <text:p>£87,177.56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4714" table:content-validation-name="val2" table:style-name="ce9">
            <text:p>£24,714.00</text:p>
          </table:table-cell>
          <table:table-cell office:value-type="currency" office:value="327099.33" table:content-validation-name="val2" table:style-name="ce9">
            <text:p>£327,099.33</text:p>
          </table:table-cell>
          <table:table-cell office:value-type="currency" office:value="148642.92000000001" table:content-validation-name="val2" table:style-name="ce9">
            <text:p>£148,642.92</text:p>
          </table:table-cell>
          <table:table-cell office:value-type="currency" office:value="2184661.33" table:style-name="ce10">
            <text:p>£2,184,661.33</text:p>
          </table:table-cell>
          <table:table-cell office:value-type="currency" office:value="66960" table:content-validation-name="val2" table:style-name="ce11">
            <text:p>£66,960.00</text:p>
          </table:table-cell>
          <table:table-cell office:value-type="currency" office:value="205000" table:content-validation-name="val2" table:style-name="ce11">
            <text:p>£205,000.00</text:p>
          </table:table-cell>
          <table:table-cell office:value-type="currency" office:value="271960" table:style-name="ce10">
            <text:p>£271,960.00</text:p>
          </table:table-cell>
          <table:table-cell office:value-type="currency" office:value="2456621.33" table:style-name="ce12">
            <text:p>£2,456,621.33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130">
            <text:p>Executive Non-Departmental Public Body</text:p>
          </table:table-cell>
          <table:table-cell office:value-type="string" table:style-name="ce136">
            <text:p>Home Office</text:p>
          </table:table-cell>
          <table:table-cell office:value-type="float" office:value="12" table:style-name="ce124">
            <text:p>12</text:p>
          </table:table-cell>
          <table:table-cell office:value-type="float" office:value="11" table:style-name="ce125">
            <text:p>11</text:p>
          </table:table-cell>
          <table:table-cell office:value-type="float" office:value="9" table:style-name="ce128">
            <text:p>9</text:p>
          </table:table-cell>
          <table:table-cell office:value-type="float" office:value="9" table:style-name="ce118">
            <text:p>9</text:p>
          </table:table-cell>
          <table:table-cell office:value-type="float" office:value="37" table:style-name="ce119">
            <text:p>37</text:p>
          </table:table-cell>
          <table:table-cell office:value-type="float" office:value="36" table:style-name="ce122">
            <text:p>36</text:p>
          </table:table-cell>
          <table:table-cell office:value-type="float" office:value="2" table:style-name="ce54">
            <text:p>2</text:p>
          </table:table-cell>
          <table:table-cell office:value-type="float" office:value="1.8" table:style-name="ce57">
            <text:p>2</text:p>
          </table:table-cell>
          <table:table-cell office:value-type="float" office:value="1" table:style-name="ce59">
            <text:p>1</text:p>
          </table:table-cell>
          <table:table-cell office:value-type="float" office:value="0.6" table:style-name="ce90">
            <text:p>1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61" table:content-validation-name="val3" table:style-name="ce87">
            <text:p>61</text:p>
          </table:table-cell>
          <table:table-cell office:value-type="float" office:value="58.4" table:content-validation-name="val3" table:style-name="ce97">
            <text:p>58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0" table:style-name="ce165">
            <text:p>0</text:p>
          </table:table-cell>
          <table:table-cell office:value-type="float" office:value="0" table:style-name="ce166">
            <text:p>0</text:p>
          </table:table-cell>
          <table:table-cell office:value-type="float" office:value="0" table:style-name="ce167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211">
            <text:p>0</text:p>
          </table:table-cell>
          <table:table-cell office:value-type="float" office:value="61" table:content-validation-name="val3" table:style-name="ce210">
            <text:p>61</text:p>
          </table:table-cell>
          <table:table-cell office:value-type="float" office:value="58.4" table:content-validation-name="val3" table:style-name="ce215">
            <text:p>58</text:p>
          </table:table-cell>
          <table:table-cell office:value-type="currency" office:value="170884" table:content-validation-name="val2" table:style-name="ce9">
            <text:p>£170,884.00</text:p>
          </table:table-cell>
          <table:table-cell office:value-type="currency" office:value="226" table:content-validation-name="val2" table:style-name="ce9">
            <text:p>£226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30754" table:content-validation-name="val2" table:style-name="ce9">
            <text:p>£30,754.00</text:p>
          </table:table-cell>
          <table:table-cell office:value-type="currency" office:value="13865" table:content-validation-name="val2" table:style-name="ce9">
            <text:p>£13,865.00</text:p>
          </table:table-cell>
          <table:table-cell office:value-type="currency" office:value="215729" table:style-name="ce10">
            <text:p>£215,729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15729" table:style-name="ce12">
            <text:p>£215,729.00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129">
            <text:p>Executive Non-Departmental Public Body</text:p>
          </table:table-cell>
          <table:table-cell office:value-type="string" table:style-name="ce134">
            <text:p>Home Office</text:p>
          </table:table-cell>
          <table:table-cell office:value-type="float" office:value="35" table:style-name="ce144">
            <text:p>35</text:p>
          </table:table-cell>
          <table:table-cell office:value-type="float" office:value="34.4" table:style-name="ce145">
            <text:p>34</text:p>
          </table:table-cell>
          <table:table-cell office:value-type="float" office:value="21" table:style-name="ce147">
            <text:p>21</text:p>
          </table:table-cell>
          <table:table-cell office:value-type="float" office:value="21" table:style-name="ce137">
            <text:p>21</text:p>
          </table:table-cell>
          <table:table-cell office:value-type="float" office:value="87" table:style-name="ce140">
            <text:p>87</text:p>
          </table:table-cell>
          <table:table-cell office:value-type="float" office:value="87" table:style-name="ce141">
            <text:p>87</text:p>
          </table:table-cell>
          <table:table-cell office:value-type="float" office:value="18" table:style-name="ce61">
            <text:p>18</text:p>
          </table:table-cell>
          <table:table-cell office:value-type="float" office:value="17.600000000000001" table:style-name="ce62">
            <text:p>18</text:p>
          </table:table-cell>
          <table:table-cell office:value-type="float" office:value="4" table:style-name="ce64">
            <text:p>4</text:p>
          </table:table-cell>
          <table:table-cell office:value-type="float" office:value="4" table:style-name="ce66">
            <text:p>4</text:p>
          </table:table-cell>
          <table:table-cell office:value-type="float" office:value="6" table:style-name="ce98">
            <text:p>6</text:p>
          </table:table-cell>
          <table:table-cell office:value-type="float" office:value="0.5" table:style-name="ce100">
            <text:p>1</text:p>
          </table:table-cell>
          <table:table-cell office:value-type="float" office:value="171" table:content-validation-name="val3" table:style-name="ce87">
            <text:p>171</text:p>
          </table:table-cell>
          <table:table-cell office:value-type="float" office:value="164.5" table:content-validation-name="val3" table:style-name="ce101">
            <text:p>165</text:p>
          </table:table-cell>
          <table:table-cell office:value-type="float" office:value="7" table:style-name="ce102">
            <text:p>7</text:p>
          </table:table-cell>
          <table:table-cell office:value-type="float" office:value="7" table:style-name="ce155">
            <text:p>7</text:p>
          </table:table-cell>
          <table:table-cell office:value-type="float" office:value="13" table:style-name="ce157">
            <text:p>13</text:p>
          </table:table-cell>
          <table:table-cell office:value-type="float" office:value="12.4" table:style-name="ce159">
            <text:p>12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88">
            <text:p>0</text:p>
          </table:table-cell>
          <table:table-cell office:value-type="float" office:value="0" table:style-name="ce192">
            <text:p>0</text:p>
          </table:table-cell>
          <table:table-cell office:value-type="float" office:value="0" table:style-name="ce191">
            <text:p>0</text:p>
          </table:table-cell>
          <table:table-cell office:value-type="float" office:value="20" table:style-name="ce87">
            <text:p>20</text:p>
          </table:table-cell>
          <table:table-cell office:value-type="float" office:value="19.399999999999999" table:style-name="ce207">
            <text:p>19</text:p>
          </table:table-cell>
          <table:table-cell office:value-type="float" office:value="191" table:content-validation-name="val3" table:style-name="ce210">
            <text:p>191</text:p>
          </table:table-cell>
          <table:table-cell office:value-type="float" office:value="183.9" table:content-validation-name="val3" table:style-name="ce212">
            <text:p>184</text:p>
          </table:table-cell>
          <table:table-cell office:value-type="currency" office:value="489638.27" table:content-validation-name="val1" table:style-name="ce9">
            <text:p>£489,638.27</text:p>
          </table:table-cell>
          <table:table-cell office:value-type="currency" office:value="48609.41" table:content-validation-name="val1" table:style-name="ce9">
            <text:p>£48,609.4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9929.2999999999993" table:content-validation-name="val1" table:style-name="ce9">
            <text:p>£9,929.30</text:p>
          </table:table-cell>
          <table:table-cell office:value-type="currency" office:value="100865.98" table:content-validation-name="val1" table:style-name="ce9">
            <text:p>£100,865.98</text:p>
          </table:table-cell>
          <table:table-cell office:value-type="currency" office:value="47641.52" table:content-validation-name="val1" table:style-name="ce9">
            <text:p>£47,641.52</text:p>
          </table:table-cell>
          <table:table-cell office:value-type="currency" office:value="696684.4800000001" table:style-name="ce10">
            <text:p>£696,684.48</text:p>
          </table:table-cell>
          <table:table-cell office:value-type="currency" office:value="137436.78" table:content-validation-name="val1" table:style-name="ce11">
            <text:p>£137,436.78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137436.78" table:style-name="ce10">
            <text:p>£137,436.78</text:p>
          </table:table-cell>
          <table:table-cell office:value-type="currency" office:value="834121.26000000013" table:style-name="ce12">
            <text:p>£834,121.26</text:p>
          </table:table-cell>
          <table:table-cell table:content-validation-name="val3" table:style-name="ce13"/>
          <table:table-cell table:number-columns-repeated="16343"/>
        </table:table-row>
        <table:table-row table:style-name="ro3">
          <table:table-cell office:value-type="string" table:style-name="ce5">
            <text:p>Gangmaster Licensing Authority</text:p>
          </table:table-cell>
          <table:table-cell office:value-type="string" table:style-name="ce132">
            <text:p>Executive Non-Departmental Public Body</text:p>
          </table:table-cell>
          <table:table-cell office:value-type="string" table:style-name="ce135">
            <text:p>Home Office</text:p>
          </table:table-cell>
          <table:table-cell office:value-type="float" office:value="6" table:style-name="ce143">
            <text:p>6</text:p>
          </table:table-cell>
          <table:table-cell office:value-type="float" office:value="5.4" table:style-name="ce146">
            <text:p>5</text:p>
          </table:table-cell>
          <table:table-cell office:value-type="float" office:value="8" table:style-name="ce148">
            <text:p>8</text:p>
          </table:table-cell>
          <table:table-cell office:value-type="float" office:value="7.65" table:style-name="ce138">
            <text:p>8</text:p>
          </table:table-cell>
          <table:table-cell office:value-type="float" office:value="48" table:style-name="ce139">
            <text:p>48</text:p>
          </table:table-cell>
          <table:table-cell office:value-type="float" office:value="47.86" table:style-name="ce142">
            <text:p>48</text:p>
          </table:table-cell>
          <table:table-cell office:value-type="float" office:value="2" table:style-name="ce60">
            <text:p>2</text:p>
          </table:table-cell>
          <table:table-cell office:value-type="float" office:value="1.59" table:style-name="ce63">
            <text:p>2</text:p>
          </table:table-cell>
          <table:table-cell office:value-type="float" office:value="1" table:style-name="ce65">
            <text:p>1</text:p>
          </table:table-cell>
          <table:table-cell office:value-type="float" office:value="1" table:style-name="ce67">
            <text:p>1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65" table:content-validation-name="val3" table:style-name="ce14">
            <text:p>65</text:p>
          </table:table-cell>
          <table:table-cell office:value-type="float" office:value="63.5" table:content-validation-name="val3" table:style-name="ce14">
            <text:p>64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1" table:style-name="ce162">
            <text:p>1</text:p>
          </table:table-cell>
          <table:table-cell office:value-type="float" office:value="0.1" table:style-name="ce187">
            <text:p>0</text:p>
          </table:table-cell>
          <table:table-cell office:value-type="float" office:value="0" table:style-name="ce189">
            <text:p>0</text:p>
          </table:table-cell>
          <table:table-cell office:value-type="float" office:value="0" table:style-name="ce190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0.1" table:style-name="ce14">
            <text:p>0</text:p>
          </table:table-cell>
          <table:table-cell office:value-type="float" office:value="66" table:content-validation-name="val3" table:style-name="ce15">
            <text:p>66</text:p>
          </table:table-cell>
          <table:table-cell office:value-type="float" office:value="63.6" table:content-validation-name="val3" table:style-name="ce15">
            <text:p>64</text:p>
          </table:table-cell>
          <table:table-cell office:value-type="currency" office:value="161460.89000000001" table:content-validation-name="val2" table:style-name="ce9">
            <text:p>£161,460.89</text:p>
          </table:table-cell>
          <table:table-cell office:value-type="currency" office:value="8179.59" table:content-validation-name="val2" table:style-name="ce9">
            <text:p>£8,179.59</text:p>
          </table:table-cell>
          <table:table-cell office:value-type="currency" office:value="39699.910000000003" table:content-validation-name="val2" table:style-name="ce9">
            <text:p>£39,699.91</text:p>
          </table:table-cell>
          <table:table-cell office:value-type="currency" office:value="0" table:content-validation-name="val2" table:style-name="ce9">
            <text:p>£0.00</text:p>
          </table:table-cell>
          <table:table-cell office:value-type="currency" office:value="29281.54" table:content-validation-name="val2" table:style-name="ce9">
            <text:p>£29,281.54</text:p>
          </table:table-cell>
          <table:table-cell office:value-type="currency" office:value="19401.77" table:content-validation-name="val2" table:style-name="ce9">
            <text:p>£19,401.77</text:p>
          </table:table-cell>
          <table:table-cell office:value-type="currency" office:value="258023.7" table:style-name="ce10">
            <text:p>£258,023.7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content-validation-name="val2" table:style-name="ce11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58023.7" table:style-name="ce12">
            <text:p>£258,023.70</text:p>
          </table:table-cell>
          <table:table-cell table:content-validation-name="val3" table:style-name="ce13"/>
          <table:table-cell table:number-columns-repeated="16343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Tony Millet</dc:creator>
    <meta:creation-date>2012-07-18T14:50:11Z</meta:creation-date>
    <dc:date>2015-03-13T10:57:16Z</dc:date>
  </office:meta>
</office:document-meta>
</file>